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P2" style:family="paragraph" style:parent-style-name="Standard">
      <style:text-properties style:text-underline-style="solid" style:text-underline-type="double" style:text-underline-width="auto" style:text-underline-color="font-color"/>
    </style:style>
    <style:style style:name="P3" style:family="paragraph" style:parent-style-name="Standard">
      <style:text-properties style:text-underline-style="none"/>
    </style:style>
    <style:style style:name="P4" style:family="paragraph" style:parent-style-name="Standard" style:list-style-name="L1"/>
    <style:style style:name="P5" style:family="paragraph" style:parent-style-name="Standard" style:list-style-name="L2"/>
    <style:style style:name="P6" style:family="paragraph" style:parent-style-name="Standard" style:list-style-name="L3"/>
    <style:style style:name="P7" style:family="paragraph" style:parent-style-name="Standard" style:list-style-name="L4"/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rojet PHANTOM</text:p>
      <text:p text:style-name="Standard">Another Autonomous Arduino – Controlled Concept Car (AAACCC)</text:p>
      <text:p text:style-name="Standard"/>
      <text:p text:style-name="P1">En cours de réalisation :</text:p>
      <text:p text:style-name="Standard">Très mauvais bruit pendant une soudure. Un condensateur semble fondu, à vérifier.</text:p>
      <text:p text:style-name="Standard"/>
      <text:p text:style-name="Standard">Test :</text:p>
      <text:p text:style-name="Standard">pin 7 a 1</text:p>
      <text:p text:style-name="Standard">pin 8 et 9 a 0</text:p>
      <text:p text:style-name="Standard"/>
      <text:p text:style-name="Standard">pin 7 et 9 a 1</text:p>
      <text:p text:style-name="Standard">pin 8 a 0</text:p>
      <text:p text:style-name="Standard"/>
      <text:p text:style-name="Standard">pin 7 et 8 a 0</text:p>
      <text:p text:style-name="Standard">pin 9 a 1</text:p>
      <text:p text:style-name="Standard"/>
      <text:p text:style-name="Standard">A voir :</text:p>
      <text:p text:style-name="Standard">Gestion des interruptions avec Xbee.</text:p>
      <text:p text:style-name="Standard">Voir fonctionnement Roomba</text:p>
      <text:p text:style-name="Standard"/>
      <text:p text:style-name="Standard">Trame : M 1 0 1 0</text:p>
      <text:p text:style-name="Standard"/>
      <text:p text:style-name="P2">Quelques idées futures :</text:p>
      <text:p text:style-name="P2"/>
      <text:p text:style-name="P1">Voiture « Phantom I (As) »:</text:p>
      <text:p text:style-name="Standard">Etat batterie :</text:p>
      <text:list xml:id="list476061191" text:style-name="L1">
        <text:list-item>
          <text:p text:style-name="P4">Témoin lumineux</text:p>
        </text:list-item>
        <text:list-item>
          <text:p text:style-name="P4">Témoin sonore ?</text:p>
          <text:p text:style-name="P4"/>
        </text:list-item>
      </text:list>
      <text:p text:style-name="Standard">Buzzer :</text:p>
      <text:list xml:id="list1225369950" text:style-name="L2">
        <text:list-item>
          <text:p text:style-name="P5">Signalement diverse</text:p>
        </text:list-item>
      </text:list>
      <text:list xml:id="list1491941310" text:style-name="L3">
        <text:list-item>
          <text:p text:style-name="P6">déclenchable à distance (klaxon)</text:p>
        </text:list-item>
      </text:list>
      <text:p text:style-name="Standard"/>
      <text:p text:style-name="Standard">Déplacement par sonar</text:p>
      <text:p text:style-name="Standard">Géolocalisation par couple infrarouge (émetteur fixe, récepteur sur voiture)</text:p>
      <text:p text:style-name="Standard">Puce Rfid</text:p>
      <text:p text:style-name="Standard">Modification batterie pour branchement par contact ?</text:p>
      <text:p text:style-name="Standard">Webcam montée sur 2 axes contrôlables à distance</text:p>
      <text:p text:style-name="Standard">Réaction à la lumière</text:p>
      <text:p text:style-name="Standard">Capteur température </text:p>
      <text:p text:style-name="Standard"/>
      <text:p text:style-name="Standard">Configuration des différents états etc... envoyés au serveur par Xbee lors changement.</text:p>
      <text:p text:style-name="Standard">Stockage config.</text:p>
      <text:p text:style-name="Standard">Gestion config/ Réinit config.</text:p>
      <text:p text:style-name="Standard">Quand voiture redémarre, demander config.</text:p>
      <text:p text:style-name="Standard"/>
      <text:p text:style-name="Standard">Multi-véhicule ?</text:p>
      <text:p text:style-name="Standard"/>
      <text:p text:style-name="Standard">Ouverture coque sur axe (à définir) pour accès contrôleur</text:p>
      <text:p text:style-name="Standard">Piston ?</text:p>
      <text:p text:style-name="Standard"/>
      <text:p text:style-name="Standard">Phares avec led blanches.</text:p>
      <text:p text:style-name="Standard"><text:soft-page-break/>Led sport</text:p>
      <text:p text:style-name="Standard"/>
      <text:p text:style-name="Standard">Repeindre voiture</text:p>
      <text:p text:style-name="Standard">voiture 3D</text:p>
      <text:p text:style-name="Standard"/>
      <text:p text:style-name="Standard">variateur vitesse</text:p>
      <text:p text:style-name="Standard">gachette vitesse</text:p>
      <text:p text:style-name="Standard"/>
      <text:p text:style-name="Standard">antenne xbee</text:p>
      <text:p text:style-name="Standard">led xbee</text:p>
      <text:p text:style-name="Standard"/>
      <text:p text:style-name="P1">Base 'Garage' :</text:p>
      <text:p text:style-name="Standard">Capteur Rfid :</text:p>
      <text:p text:style-name="Standard">Porte ouvrable présence voiture (rfid)</text:p>
      <text:p text:style-name="Standard"/>
      <text:p text:style-name="Standard">Guidage interne voiture jusqu'au chargeur (infrarouge + socle??)</text:p>
      <text:p text:style-name="Standard">Rechargement auto batterie (seuil critique)</text:p>
      <text:p text:style-name="Standard">Fonction rechargement batterie manuel (prise de décision)</text:p>
      <text:p text:style-name="Standard">Récepteur infrarouge extérieur pour guidage voiture jusqu'au 'Garage'</text:p>
      <text:p text:style-name="Standard">Affichage Multiples infos :</text:p>
      <text:list xml:id="list1253299937" text:style-name="L4">
        <text:list-item>
          <text:p text:style-name="P7">Présence voiture,</text:p>
        </text:list-item>
        <text:list-item>
          <text:p text:style-name="P7">Voiture en charge</text:p>
        </text:list-item>
        <text:list-item>
          <text:p text:style-name="P7">Récap capteurs embarqués</text:p>
        </text:list-item>
      </text:list>
      <text:p text:style-name="Standard"/>
      <text:p text:style-name="P1">Interface web (pc) :</text:p>
      <text:p text:style-name="Standard">Contrôle capteurs et moteurs</text:p>
      <text:p text:style-name="Standard">Visuel capteurs</text:p>
      <text:p text:style-name="Standard">Visuel état batterie</text:p>
      <text:p text:style-name="Standard">Visuel Webcam + contrôle.</text:p>
      <text:p text:style-name="Standard">Gestion config/ Réinit config.</text:p>
      <text:p text:style-name="Standard"/>
      <text:p text:style-name="Standard">Voir HTML 5=&gt;Canvas</text:p>
      <text:p text:style-name="Standard"/>
      <text:p text:style-name="P1">Nintendo DS :</text:p>
      <text:p text:style-name="Standard">Contrôle capteurs et moteurs</text:p>
      <text:p text:style-name="Standard">Visuel capteurs</text:p>
      <text:p text:style-name="Standard">Visuel état batterie</text:p>
      <text:p text:style-name="P3">Visuel Webcam + contrôle.</text:p>
      <text:p text:style-name="P3">Gestion config/ Réinit config.</text:p>
      <text:p text:style-name="P3">Possibilité dessiner schéma de route.</text:p>
      <text:p text:style-name="P3">Gestion multi-véhicule</text:p>
      <text:p text:style-name="P3"/>
      <text:p text:style-name="Standard"/>
      <text:p text:style-name="P1">Manette Arduino:</text:p>
      <text:p text:style-name="Standard">Contrôle capteurs et moteurs</text:p>
      <text:p text:style-name="Standard">Visuel capteurs</text:p>
      <text:p text:style-name="Standard">Visuel état batterie</text:p>
      <text:p text:style-name="P3">Visuel Webcam + contrôle.</text:p>
      <text:p text:style-name="P3">Gestion config/ Réinit config.</text:p>
      <text:p text:style-name="P3">Joystick visu webcam</text:p>
      <text:p text:style-name="P3">Gestion multi-véhicule</text:p>
      <text:p text:style-name="P3"/>
      <text:p text:style-name="P1"><text:soft-page-break/>Android :</text:p>
      <text:p text:style-name="Standard">Contrôle capteurs et moteurs</text:p>
      <text:p text:style-name="Standard">Visuel capteurs</text:p>
      <text:p text:style-name="Standard">Visuel état batterie</text:p>
      <text:p text:style-name="P3">Visuel Webcam + contrôle.</text:p>
      <text:p text:style-name="P3">Gestion config/ Réinit config.</text:p>
      <text:p text:style-name="P3">Possibilité dessiner schéma de route.</text:p>
      <text:p text:style-name="P3">Gestion multi-véhicul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tenshi </meta:initial-creator>
    <meta:creation-date>2012-03-01T10:38:13</meta:creation-date>
    <meta:generator>LibreOffice/3.4$Unix LibreOffice_project/340m1$Build-402</meta:generator>
    <dc:date>2012-03-13T10:29:49</dc:date>
    <dc:creator>Datenshi </dc:creator>
    <meta:editing-duration>PT53M12S</meta:editing-duration>
    <meta:editing-cycles>40</meta:editing-cycles>
    <meta:document-statistic meta:table-count="0" meta:image-count="0" meta:object-count="0" meta:page-count="3" meta:paragraph-count="87" meta:word-count="351" meta:character-count="2213" meta:non-whitespace-character-count="1955"/>
  </office:meta>
</office:document-meta>
</file>